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d85d11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officeooo:rsid="047da547"/>
    </style:style>
    <style:style style:name="T3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officeooo:rsid="04473353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aace3cd"/>
    </style:style>
    <style:style style:name="T340" style:family="text">
      <style:text-properties officeooo:rsid="0b952edb"/>
    </style:style>
    <style:style style:name="T341" style:family="text">
      <style:text-properties fo:font-size="8pt" style:font-size-asian="8pt" style:font-size-complex="8pt" loext:padding="0.049cm" loext:border="0.31pt solid #000000"/>
    </style:style>
    <style:style style:name="T342" style:family="text">
      <style:text-properties officeooo:rsid="0cf7e116"/>
    </style:style>
    <style:style style:name="T343" style:family="text">
      <style:text-properties officeooo:rsid="01657261" style:font-size-complex="12pt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266">LTS</text:span><text:span text:style-name="T274"> </text:span><text:span text:style-name="T275">staat voor</text:span><text:span text:style-name="T273"> </text:span><text:span text:style-name="T266">Long-Term Support, langetermijnondersteuning, </text:span><text:span text:style-name="T276">en </text:span><text:span text:style-name="T277">d</text:span><text:span text:style-name="T276">eze </text:span><text:span text:style-name="T276"><text:reference-ref text:reference-format="text" text:ref-name="Distributie">Ubuntu</text:reference-ref></text:span><text:span text:style-name="T276"><text:s/></text:span><text:span text:style-name="T276"><text:reference-ref text:reference-format="text" text:ref-name="Versie">22.04</text:reference-ref></text:span><text:span text:style-name="T276"><text:s/>LTS </text:span><text:span text:style-name="T275">van</text:span><text:span text:style-name="T272"> </text:span><text:span text:style-name="T270">april</text:span><text:span text:style-name="T268"> 202</text:span><text:span text:style-name="T270">2 </text:span><text:span text:style-name="T266">wordt </text:span><text:span text:style-name="T267">vijf</text:span><text:span text:style-name="T266"> jaar onder</text:span><text:span text:style-name="T272">houden</text:span><text:span text:style-name="T271"> </text:span><text:span text:style-name="T266">tot </text:span><text:span text:style-name="T270">april</text:span><text:span text:style-name="T265"> </text:span><text:span text:style-name="T266">202</text:span><text:span text:style-name="T270">7</text:span><text:span text:style-name="T269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8">voor</text:span><text:span text:style-name="T309"> </text:span><text:span text:style-name="T310">deze en andere </text:span><text:span text:style-name="T311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2">(zie toelichting)</text:span><text:span text:style-name="T17">:</text:span></text:p>
      <text:p text:style-name="P2"><text:span text:style-name="Definition"><text:span text:style-name="T329">g</text:span></text:span><text:span text:style-name="Definition"><text:span text:style-name="T328">ebruiker</text:span></text:span><text:span text:style-name="Definition"><text:span text:style-name="T317"><text:tab/><text:tab/></text:span></text:span><text:span text:style-name="Definition"><text:span text:style-name="T334"> <text:tab/><text:tab/></text:span></text:span><text:span text:style-name="T31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8"><text:tab/></text:span><text:span text:style-name="T319">(</text:span><text:span text:style-name="T314">volledige naam, bijv. </text:span><text:span text:style-name="T316">J</text:span><text:span text:style-name="T333">a</text:span><text:span text:style-name="T316">n </text:span><text:span text:style-name="T333">Jansen</text:span><text:span text:style-name="T315">)</text:span></text:p>
      <text:p text:style-name="Standard"><text:span text:style-name="Definition"><text:span text:style-name="T329">g</text:span></text:span><text:span text:style-name="Definition"><text:span text:style-name="T328">ebruikersnaam</text:span></text:span><text:span text:style-name="Definition"><text:span text:style-name="T313"><text:tab/></text:span></text:span><text:span text:style-name="Definition"><text:span text:style-name="T313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3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31">c</text:span></text:span><text:span text:style-name="Definition"><text:span text:style-name="T330">omputernaam</text:span></text:span><text:span text:style-name="Definition"><text:span text:style-name="T320"><text:tab/><text:tab/></text:span></text:span><text:span text:style-name="Definition"><text:span text:style-name="T31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naam van de compute</text:span></text:span><text:span text:style-name="Definition"><text:span text:style-name="T323">r, </text:span></text:span><text:span text:style-name="Definition"><text:span text:style-name="T324">bijv. </text:span></text:span><text:span text:style-name="Definition"><text:span text:style-name="T325">pc02</text:span></text:span><text:span text:style-name="Definition"><text:span text:style-name="T321">)</text:span></text:span></text:p>
      <text:p text:style-name="P1"><text:span text:style-name="Definition"><text:span text:style-name="T329">o</text:span></text:span><text:span text:style-name="Definition"><text:span text:style-name="T328">pstartmenu</text:span></text:span><text:span text:style-name="Definition"><text:span text:style-name="T318"><text:tab/><text:tab/><text:tab/></text:span></text:span><text:span text:style-name="Definition"><text:span text:style-name="T31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to</text:span></text:span><text:span text:style-name="Definition"><text:span text:style-name="T326">ets voor het opstartmedium</text:span></text:span><text:span text:style-name="Definition"><text:span text:style-name="T327">)</text:span></text:span></text:p>
      <text:p text:style-name="P1"><text:span text:style-name="Definition"><text:span text:style-name="T331">i</text:span></text:span><text:span text:style-name="Definition"><text:span text:style-name="T332">nstellingen</text:span></text:span><text:span text:style-name="T321"><text:tab/><text:tab/> <text:tab/></text:span><text:span text:style-name="T32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1"><text:tab/>(</text:span><text:span text:style-name="T322">toets voor het BIOS/UEFI-scherm</text:span><text:span text:style-name="T321">)</text:span></text:p>
      <text:p text:style-name="P3"><text:span text:style-name="Definition"><text:span text:style-name="T350">g</text:span></text:span><text:span text:style-name="Definition"><text:span text:style-name="T349">ebruiker</text:span></text:span><text:span text:style-name="Definition"><text:span text:style-name="T351">2</text:span></text:span><text:span text:style-name="Definition"><text:span text:style-name="T352"><text:tab/></text:span></text:span><text:span text:style-name="Definition"><text:span text:style-name="T362"> <text:tab/><text:tab/></text:span></text:span><text:span text:style-name="T353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3"><text:tab/></text:span><text:span text:style-name="T354">(</text:span><text:span text:style-name="T355">volledige naam </text:span><text:span text:style-name="T356">evt. 2</text:span><text:span text:style-name="T363">e</text:span><text:span text:style-name="T356"> gebruiker</text:span><text:span text:style-name="T357">)</text:span></text:p>
      <text:p text:style-name="P72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51">2</text:span></text:span><text:span text:style-name="Definition"><text:span text:style-name="T358"><text:tab/></text:span></text:span><text:span text:style-name="Definition"><text:span text:style-name="T358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8"><text:tab/></text:span></text:span><text:span text:style-name="T359">(korte naam</text:span><text:span text:style-name="T360"> </text:span><text:span text:style-name="T361">evt. 2</text:span><text:span text:style-name="T364">e</text:span><text:span text:style-name="T361"> gebruiker</text:span><text:span text:style-name="T359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946620782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41">Super</text:span>-toets <text:span text:style-name="T216">is </text:span>de Windows<text:span text:style-name="T342">-</text:span><text:span text:style-name="T340">toets</text:span>, <text:span text:style-name="T342">C</text:span>ommand-<text:span text:style-name="T340">toets</text:span>, of <text:span text:style-name="T342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14211600580812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5">Vanaf ee</text:span>n Live <text:span text:style-name="T339">USB-stick </text:span><text:span text:style-name="T344">(</text:span><text:span text:style-name="T339">of </text:span><text:span text:style-name="T345">cd/dvd</text:span><text:span text:style-name="T344">)</text:span><text:span text:style-name="T19"> </text:span>kunt <text:span text:style-name="T335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7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3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14212028309254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14211761292970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41">Super</text:span>-toets <text:span text:style-name="T216">is </text:span>de Windows<text:span text:style-name="T342">-</text:span><text:span text:style-name="T340">toets</text:span>, <text:span text:style-name="T342">C</text:span>ommand-<text:span text:style-name="T340">toets</text:span>, of <text:span text:style-name="T342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3">Geschreven </text:span></text:span><text:span text:style-name="Emphasis"><text:span text:style-name="T307">in </text:span></text:span><text:span text:style-name="Emphasis"><text:span text:style-name="T306">2022 </text:span></text:span><text:span text:style-name="Emphasis"><text:span text:style-name="T30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4">Karel Zimmer</text:span></text:span></text:a><text:span text:style-name="Emphasis"><text:span text:style-name="T30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5">Creative Commons Publiek Domein Verklaring</text:span></text:span></text:a><text:span text:style-name="Emphasis"><text:span text:style-name="T30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30T11:42:10.672662891">30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0T11:42:10.523162786</dc:date>
    <meta:keyword>Installatie</meta:keyword>
    <meta:keyword>Checklist</meta:keyword>
    <meta:keyword>Linux</meta:keyword>
    <meta:editing-cycles>6556</meta:editing-cycles>
    <meta:editing-duration>P11DT14H29M57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3" meta:character-count="4962" meta:non-whitespace-character-count="4263"/>
    <meta:user-defined meta:name="Info 1"/>
    <meta:user-defined meta:name="Info 2"/>
    <meta:user-defined meta:name="Info 3"/>
    <meta:user-defined meta:name="Info 4"/>
  </office:meta>
</office:document-meta>
</file>